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officeooo:rsid="014ae4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4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1">DESCRIZIONE ARTICOLO / <text:span text:style-name="T15">COLORE</text:span><text:line-break/><text:span text:style-name="T9">ITEM</text:span> DESCRIPTION / <text:span text:style-name="T15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placeholder text:placeholder-type="text">&lt;l.product_id.name or ''&gt;</text:placeholder><text:span text:style-name="T16"><text:placeholder text:placeholder-type="text">&lt;('\n%s' % l.product_id.colour) if l.product_id.colour else ''&gt;</text:placeholder></text:span><text:span text:style-name="T16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5"><text:s/><text:placeholder text:placeholder-type="text">&lt;l.quantity&gt;</text:placeholder></text:p>
          </table:table-cell>
          <table:table-cell table:style-name="Tabella1.E9" office:value-type="string">
            <text:p text:style-name="P6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7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9">NOTE / <text:span text:style-name="T10">NOTES</text:span></text:p>
            <text:p text:style-name="P62"><text:span text:style-name="T18"><text:placeholder text:placeholder-type="text">&lt;o.partner_id.property_account_position.text_comment_invoice or ''&gt;</text:placeholder></text:span><text:placeholder text:placeholder-type="text">&lt;('\n%s' % o.partner_id.property_account_position.text_note_invoice.strip()) if o.partner_id.property_account_position.text_note_invoice else ''&gt;</text:placeholder><text:placeholder text:placeholder-type="text">&lt;("\n%s" % o.text_note_post.strip()) if o.text_note_post else ''&gt;</text:placeholder><text:span text:style-name="T17"><text:placeholder text:placeholder-type="text">&lt;('\n%s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5">ALIQ.</text:p>
          </table:table-cell>
          <table:table-cell table:style-name="Tabella2.A1" office:value-type="string">
            <text:p text:style-name="P82">IMPONIBILE</text:p>
          </table:table-cell>
          <table:table-cell table:style-name="Tabella2.A1" office:value-type="string">
            <text:p text:style-name="P82">IMPOSTA</text:p>
          </table:table-cell>
          <table:table-cell table:style-name="Tabella2.D1" office:value-type="string">
            <text:p text:style-name="P82">VALUTA</text:p>
          </table:table-cell>
          <table:table-cell table:style-name="Tabella2.D1" office:value-type="string">
            <text:p text:style-name="P83">SPESE BANCA</text:p>
          </table:table-cell>
          <table:table-cell table:style-name="Tabella2.F1" office:value-type="string">
            <text:p text:style-name="P8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4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5"/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1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80">INCARICATO DEL TRASPORTO</text:p>
          </table:table-cell>
          <table:covered-table-cell/>
          <table:covered-table-cell/>
          <table:table-cell table:style-name="Tabella2.D1" office:value-type="string">
            <text:p text:style-name="P81">FIRMA</text:p>
          </table:table-cell>
          <table:table-cell table:style-name="Tabella2.D1" office:value-type="string">
            <text:p text:style-name="P81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8"><text:span text:style-name="T14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6"><text:placeholder text:placeholder-type="text">&lt;o.default_carrier_id.partner_id.street&gt;</text:placeholder></text:p>
            <text:p text:style-name="P77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5"/>
          </table:table-cell>
          <table:table-cell table:style-name="Tabella2.D2" office:value-type="string">
            <text:p text:style-name="P75"/>
          </table:table-cell>
          <table:table-cell table:style-name="Tabella2.F6" office:value-type="string">
            <text:p text:style-name="P72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2:42:41.129794160</dc:date>
    <meta:editing-duration>P6DT18H6M22S</meta:editing-duration>
    <meta:editing-cycles>865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7" meta:word-count="297" meta:character-count="3588" meta:non-whitespace-character-count="3380"/>
    <meta:user-defined meta:name="Info 1"/>
    <meta:user-defined meta:name="Info 2"/>
    <meta:user-defined meta:name="Info 3"/>
    <meta:user-defined meta:name="Info 4"/>
  </office:meta>
</office:document-meta>
</file>